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indent="0cm" style:auto-text-indent="false">
        <style:tab-stops>
          <style:tab-stop style:position="11.001cm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04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19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21" style:family="paragraph" style:parent-style-name="Standard">
      <style:text-properties fo:color="#ff0000" style:font-name="Arial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24" style:family="paragraph" style:parent-style-name="Standard">
      <style:text-properties fo:color="#ff0000" style:font-name="Arial"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26" style:family="paragraph" style:parent-style-name="Standard"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7" style:family="paragraph" style:parent-style-name="Standard">
      <style:paragraph-properties fo:text-align="justify" style:justify-single-word="false"/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28" style:family="paragraph" style:parent-style-name="Standard" style:list-style-name="WW8Num4">
      <style:paragraph-properties fo:margin-left="-2.501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0.501cm" fo:margin-right="-0.004cm" fo:text-align="justify" style:justify-single-word="false" fo:text-indent="-0.501cm" style:auto-text-indent="false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2cm" fo:margin-right="-0.004cm" fo:text-align="justify" style:justify-single-word="false" fo:text-indent="-2cm" style:auto-text-indent="false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Arial" fo:font-size="11pt" fo:font-weight="bold" style:font-size-asian="11pt" style:font-weight-asian="bold" style:font-size-complex="11pt"/>
    </style:style>
    <style:style style:name="P38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Arial" fo:font-size="11pt" fo:font-weight="bold" style:font-size-asian="11pt" style:font-weight-asian="bold" style:font-size-complex="11pt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Arial" fo:font-size="11pt" style:font-size-asian="11pt" style:font-size-complex="11pt"/>
    </style:style>
    <style:style style:name="P42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4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Arial" fo:font-size="11pt" style:font-size-asian="11pt" style:font-size-complex="11pt"/>
    </style:style>
    <style:style style:name="P46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7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8000"/>
    </style:style>
    <style:style style:name="T9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008000" fo:font-size="12pt" fo:font-weight="bold" style:font-size-asian="12pt" style:font-weight-asian="bold"/>
    </style:style>
    <style:style style:name="T11" style:family="text">
      <style:text-properties fo:color="#008000" fo:font-size="12pt" style:font-size-asian="12pt"/>
    </style:style>
    <style:style style:name="T12" style:family="text">
      <style:text-properties fo:color="#008000" fo:font-style="italic" fo:font-weight="bold" style:font-style-asian="italic" style:font-weight-asian="bold"/>
    </style:style>
    <style:style style:name="T13" style:family="text">
      <style:text-properties fo:color="#008000" fo:font-weight="bold" style:font-weight-asian="bold"/>
    </style:style>
    <style:style style:name="T14" style:family="text">
      <style:text-properties fo:color="#ff0000"/>
    </style:style>
    <style:style style:name="T15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6" style:family="text">
      <style:text-properties fo:color="#ff0000" fo:font-size="12pt" style:font-size-asian="12pt"/>
    </style:style>
    <style:style style:name="T17" style:family="text">
      <style:text-properties fo:color="#ff0000" fo:font-size="12pt" style:font-size-asian="12pt" style:font-size-complex="12pt"/>
    </style:style>
    <style:style style:name="T18" style:family="text">
      <style:text-properties fo:color="#ff0000" fo:font-size="12pt" fo:font-weight="bold" style:font-size-asian="12pt" style:font-weight-asian="bold"/>
    </style:style>
    <style:style style:name="T19" style:family="text">
      <style:text-properties fo:color="#ff0000" fo:font-style="italic" fo:font-weight="bold" style:font-style-asian="italic" style:font-weight-asian="bold"/>
    </style:style>
    <style:style style:name="T20" style:family="text">
      <style:text-properties fo:color="#ff0000" fo:font-weight="bold" style:font-weight-asian="bold"/>
    </style:style>
    <style:style style:name="T21" style:family="text">
      <style:text-properties fo:color="#0000ff"/>
    </style:style>
    <style:style style:name="T22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23" style:family="text">
      <style:text-properties fo:color="#0000ff" fo:font-size="12pt" style:font-size-asian="12pt"/>
    </style:style>
    <style:style style:name="T24" style:family="text">
      <style:text-properties fo:color="#0000ff" fo:font-size="12pt" fo:font-weight="bold" style:font-size-asian="12pt" style:font-weight-asian="bold"/>
    </style:style>
    <style:style style:name="T25" style:family="text">
      <style:text-properties fo:color="#0000ff" fo:font-style="italic" fo:font-weight="bold" style:font-style-asian="italic" style:font-weight-asian="bold"/>
    </style:style>
    <style:style style:name="T26" style:family="text">
      <style:text-properties fo:color="#0000ff" fo:font-weight="bold" style:font-weight-asian="bold"/>
    </style:style>
    <style:style style:name="T27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28" style:family="text">
      <style:text-properties fo:color="#cc9900" style:font-name="Tahoma" fo:font-size="9pt" style:font-size-asian="9pt" style:font-name-complex="Tahoma" style:font-size-complex="9pt"/>
    </style:style>
    <style:style style:name="T29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30" style:family="text">
      <style:text-properties fo:color="#cc9900" fo:font-size="9pt" style:font-size-asian="9pt" style:font-name-complex="Tahoma" style:font-size-complex="9pt"/>
    </style:style>
    <style:style style:name="T31" style:family="text">
      <style:text-properties fo:color="#cc9900" style:text-underline-style="solid" style:text-underline-width="auto" style:text-underline-color="font-color" style:font-name-complex="Tahoma"/>
    </style:style>
    <style:style style:name="T32" style:family="text">
      <style:text-properties fo:color="#cc9900" style:font-name-complex="Tahoma"/>
    </style:style>
    <style:style style:name="T33" style:family="text">
      <style:text-properties style:font-name="Wingdings" fo:font-size="12pt" style:font-size-asian="12pt" style:font-size-complex="12pt"/>
    </style:style>
    <style:style style:name="T34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35" style:family="text">
      <style:text-properties fo:text-transform="uppercase" fo:color="#800080" fo:font-style="italic" fo:background-color="#ffff00" style:font-style-asian="italic"/>
    </style:style>
    <style:style style:name="T36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7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3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9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40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1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name-asian="Courier New1" style:font-weight-asian="bold" style:font-name-complex="Courier New1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italic" style:font-style-asian="italic"/>
    </style:style>
    <style:style style:name="T46" style:family="text">
      <style:text-properties style:text-underline-style="solid" style:text-underline-width="auto" style:text-underline-color="font-color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aseACocher1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2">%#include </text:span><text:span text:style-name="T43">enTetesDecisionRFM</text:span><text:span text:style-name="T42">#%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31">A adresser à</text:span><text:span text:style-name="T32"> :</text:span></text:p>
            <text:p text:style-name="P10"><text:span text:style-name="T32">pour </text:span><text:span text:style-name="T12">CCVD</text:span><text:span text:style-name="T32"> + </text:span><text:span text:style-name="T25">SAS Lsne</text:span></text:p>
          </table:table-cell>
          <table:table-cell table:style-name="Table1.B1" office:value-type="string">
            <text:p text:style-name="P18">Monsieur</text:p>
            <text:p text:style-name="P20">Carlos Madrid</text:p>
            <text:p text:style-name="P17">Médecin-dentiste conseil de</text:p>
            <text:p text:style-name="P20">l’Administration Cantonale Vaudoise</text:p>
            <text:p text:style-name="P17">Route de Berne 52</text:p>
            <text:p text:style-name="P20">1010 Lausanne</text:p>
          </table:table-cell>
        </table:table-row>
        <table:table-row table:style-name="Table1.1">
          <table:table-cell table:style-name="Table1.A1" office:value-type="string">
            <text:p text:style-name="P11"><text:span text:style-name="T31">A adresser à</text:span><text:span text:style-name="T32"> :</text:span></text:p>
            <text:p text:style-name="P10"><text:span text:style-name="T32">pour </text:span><text:span text:style-name="T19">CCJU</text:span></text:p>
          </table:table-cell>
          <table:table-cell table:style-name="Table1.B1" office:value-type="string">
            <text:p text:style-name="P23">Monsieur</text:p>
            <text:p text:style-name="P22">Christian Mischler</text:p>
            <text:p text:style-name="P22">Médecin-dentiste conseil</text:p>
            <text:p text:style-name="P22">CM Clinique Dentaire</text:p>
            <text:p text:style-name="P22">St-Randoald 2</text:p>
            <text:p text:style-name="P22">2852 Courtételle</text:p>
            <text:p text:style-name="P27">ou</text:p>
            <text:p text:style-name="P22">Monsieur</text:p>
            <text:p text:style-name="P22">Eric Develey</text:p>
            <text:p text:style-name="P22">Médecin-dentiste conseil</text:p>
            <text:p text:style-name="P22">Av. Léopold-Robert 65</text:p>
            <text:p text:style-name="P22">2301 La Chaux-de-Fonds</text:p>
          </table:table-cell>
        </table:table-row>
      </table:table>
      <text:p text:style-name="P12"/>
      <text:p text:style-name="P12">%=DOSSIER=%<text:bookmark-start text:name="OLE_LINK3"/><text:tab/><text:bookmark-end text:name="OLE_LINK3"/><text:bookmark text:name="OLE_LINK4"/><text:bookmark text:name="dossier"/></text:p>
      <text:p text:style-name="P29">%=NSS=%<text:tab/><text:bookmark text:name="OLE_LINK5"/><text:bookmark text:name="AVS"/></text:p>
      <text:p text:style-name="P2"/>
      <text:p text:style-name="P2"/>
      <text:p text:style-name="P30">%=DEVIS=%</text:p>
      <text:p text:style-name="P1"/>
      <text:p text:style-name="P1"/>
      <text:p text:style-name="P1">%=DENTISTE=%</text:p>
      <text:p text:style-name="P3"/>
      <text:p text:style-name="P8">%=DATE_DEVIS=%<text:tab/>%=MONTANT=%</text:p>
      <text:p text:style-name="P4"/>
      <text:p text:style-name="P4"/>
      <text:p text:style-name="P4">%=TITRE=%</text:p>
      <text:p text:style-name="P4"/>
      <text:p text:style-name="P4">%=DEVIS_ORTHO=%</text:p>
      <text:p text:style-name="P4"/>
      <text:p text:style-name="P4">%=RARETE=%</text:p>
      <text:p text:style-name="P4"/>
      <text:list xml:id="list4774492460681213995" text:style-name="WW8Num4">
        <text:list-item>
          <text:p text:style-name="P28"><text:span text:style-name="T44">%=BERNE=%</text:span><text:span text:style-name="T45"> %=GRAVITE=%</text:span> %=NECESSAIRE=%</text:p>
        </text:list-item>
      </text:list>
      <text:p text:style-name="P31"/>
      <text:list xml:id="list30438562" text:continue-numbering="true" text:style-name="WW8Num4">
        <text:list-item>
          <text:p text:style-name="P28">%=DOCTEUR_ADRESSE=%  %=RECONNU=%</text:p>
        </text:list-item>
      </text:list>
      <text:p text:style-name="P4"/>
      <text:p text:style-name="P4">%=DOSSIER_COMPLET=%</text:p>
      <text:p text:style-name="P4"/>
      <text:p text:style-name="P4">%=SALUTATIONS=%</text:p>
      <text:p text:style-name="P4"/>
      <text:p text:style-name="P4"/>
      <text:p text:style-name="P46"><text:tab/><text:span text:style-name="T40">%#</text:span><text:span text:style-name="T41">include <text:s/>signatureRFM</text:span><text:span text:style-name="T40">#%</text:span></text:p>
      <text:p text:style-name="P7"/>
      <text:p text:style-name="P7"/>
      <text:p text:style-name="P5"><text:span text:style-name="T46">%=PS=%</text:span> :<text:tab/>%=MERCI=%</text:p>
      <text:p text:style-name="P4"/>
      <text:p text:style-name="P32"><text:span text:style-name="T46">%=ANNEXE=%</text:span>:<text:tab/>- %=DEVIS=%</text:p>
      <text:p text:style-name="P32"><text:tab/>- %=QUESTIONS=%</text:p>
      <text:p text:style-name="P32"><text:tab/>- %=FICHE_REPONSE=%</text:p>
      <text:p text:style-name="P33"><text:span text:style-name="T13">Dr Carlos Madrid</text:span><text:tab/><text:span text:style-name="T8">L</text:span><text:span text:style-name="T21">a</text:span><text:span text:style-name="T8">u</text:span><text:span text:style-name="T21">s</text:span><text:span text:style-name="T8">a</text:span><text:span text:style-name="T21">n</text:span><text:span text:style-name="T8">n</text:span><text:span text:style-name="T21">e</text:span><text:span text:style-name="T8">, </text:span><text:span text:style-name="T21">l</text:span><text:span text:style-name="T8">e</text:span><text:span text:style-name="T21"> </text:span></text:p>
      <text:p text:style-name="P14"><text:span text:style-name="T21">Médecin-dentiste conseil de<text:tab/></text:span><text:span text:style-name="T14">Courtételle</text:span><text:span text:style-name="T14">, le </text:span></text:p>
      <text:p text:style-name="P14"><text:span text:style-name="T8">l’Administration Cantonale Vaudoise<text:tab/></text:span><text:span text:style-name="T35">ou</text:span></text:p>
      <text:p text:style-name="P14"><text:span text:style-name="T21">Route de Berne 52<text:tab/></text:span><text:span text:style-name="T14">La Chaux-de-Fonds, le </text:span></text:p>
      <text:p text:style-name="P19">1010 Lausanne</text:p>
      <text:p text:style-name="P24">Dr Christian Mischler</text:p>
      <text:p text:style-name="P21">Médecin-dentiste conseil</text:p>
      <text:p text:style-name="P21">CM Clinique Dentaire</text:p>
      <text:p text:style-name="P21">St-Randoald 2</text:p>
      <text:p text:style-name="P24">2852 Courtételle</text:p>
      <text:p text:style-name="P26">ou</text:p>
      <text:p text:style-name="P24">Dr Eric Develey</text:p>
      <text:p text:style-name="P21">Médecin-dentiste conseil</text:p>
      <text:p text:style-name="P21">Av. Léopold-Robert 65</text:p>
      <text:p text:style-name="P25">2301 La Chaux-de-Fonds</text:p>
      <text:p text:style-name="P34"><text:tab/>Caisse cantonale vaudoise</text:p>
      <text:p text:style-name="P34"><text:tab/>de compensation</text:p>
      <text:p text:style-name="P34"><text:tab/>Service des PC</text:p>
      <text:p text:style-name="P34"><text:tab/>Case postale 55</text:p>
      <text:p text:style-name="P34"><text:tab/>1815 Clarens</text:p>
      <text:p text:style-name="P35"/>
      <text:p text:style-name="P36"><text:span text:style-name="T42"><text:tab/></text:span><text:span text:style-name="T20">Caisse de compensation du Jura</text:span></text:p>
      <text:p text:style-name="P37"><text:tab/>Service des prestations</text:p>
      <text:p text:style-name="P37"><text:tab/>Rue Bel-Air 3</text:p>
      <text:p text:style-name="P37"><text:tab/>2350 Saignelégier</text:p>
      <text:p text:style-name="P35"/>
      <text:p text:style-name="P36"><text:span text:style-name="T42"><text:tab/></text:span><text:span text:style-name="T26">Agence communale</text:span></text:p>
      <text:p text:style-name="P38"><text:tab/>d'assurances sociales</text:p>
      <text:p text:style-name="P38"><text:tab/>Bureau des PC</text:p>
      <text:p text:style-name="P38"><text:tab/>Case postale 5032</text:p>
      <text:p text:style-name="P38"><text:tab/>1002 Lausanne</text:p>
      <text:p text:style-name="P15"/>
      <text:p text:style-name="P15"/>
      <text:p text:style-name="P15"/>
      <text:p text:style-name="P12">%=DOSSIER=%<text:bookmark-start text:name="OLE_LINK31"/><text:tab/><text:bookmark-end text:name="OLE_LINK31"/><text:bookmark text:name="OLE_LINK41"/><text:bookmark text:name="dossier1"/></text:p>
      <text:p text:style-name="P16">%=NSS=%<text:tab/></text:p>
      <text:p text:style-name="P15"/>
      <text:p text:style-name="P15"/>
      <text:p text:style-name="P15"/>
      <text:p text:style-name="P13">%=TITRE=%</text:p>
      <text:p text:style-name="P6"/>
      <text:p text:style-name="P4">%=REPONSE=%</text:p>
      <text:p text:style-name="P40"/>
      <text:p text:style-name="P39"><draw:control text:anchor-type="as-char" draw:z-index="0" draw:style-name="gr1" draw:text-style-name="P47" svg:width="0.318cm" svg:height="0.318cm" draw:control="control1"/><text:tab/>%=PAS_CONTACTE=%</text:p>
      <text:p text:style-name="P39"/>
      <text:p text:style-name="P39"><text:span text:style-name="T14"><draw:control text:anchor-type="as-char" draw:z-index="1" draw:style-name="gr1" draw:text-style-name="P47" svg:width="0.318cm" svg:height="0.318cm" draw:control="control2"/></text:span><text:span text:style-name="T14"><text:tab/>%=CONTACTE_DATE=%</text:span></text:p>
      <text:p text:style-name="P41"/>
      <text:p text:style-name="P39"><draw:control text:anchor-type="as-char" draw:z-index="2" draw:style-name="gr1" draw:text-style-name="P47" svg:width="0.318cm" svg:height="0.318cm" draw:control="control3"/><text:tab/>%=CONTACTE_SOLUTION=%</text:p>
      <text:p text:style-name="P42"/>
      <text:p text:style-name="P42"><text:tab/><draw:control text:anchor-type="as-char" draw:z-index="3" draw:style-name="gr1" draw:text-style-name="P47" svg:width="0.318cm" svg:height="0.318cm" draw:control="control4"/><text:tab/>%=NOTE_CORRECTE=%</text:p>
      <text:p text:style-name="P42"/>
      <text:p text:style-name="P42"><text:tab/><draw:control text:anchor-type="as-char" draw:z-index="4" draw:style-name="gr1" draw:text-style-name="P47" svg:width="0.318cm" svg:height="0.318cm" draw:control="control5"/><text:tab/>%=RAMENE=%</text:p>
      <text:p text:style-name="P42"/>
      <text:p text:style-name="P43">%=FR=% </text:p>
      <text:p text:style-name="P42"/>
      <text:p text:style-name="P42"><text:tab/><draw:control text:anchor-type="as-char" draw:z-index="5" draw:style-name="gr1" draw:text-style-name="P47" svg:width="0.318cm" svg:height="0.318cm" draw:control="control6"/><text:tab/>%=TRAITEMENT=%<text:span text:style-name="T45">%=SEA=%</text:span>%=LOI=%<text:span text:style-name="T45">%=SA=%</text:span> %=RESTE_MONTANT=%</text:p>
      <text:p text:style-name="P42"/>
      <text:p text:style-name="P44">%=FR=% </text:p>
      <text:p text:style-name="P42"><text:soft-page-break/></text:p>
      <text:p text:style-name="P45">%=DETAILS=%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2.50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6-12T15:56:00</meta:creation-date>
    <dc:date>2014-06-30T10:28:52.77</dc:date>
    <meta:print-date>2009-07-21T14:47:00</meta:print-date>
    <meta:editing-cycles>18</meta:editing-cycles>
    <meta:editing-duration>PT3H20M47S</meta:editing-duration>
    <meta:document-statistic meta:table-count="1" meta:image-count="0" meta:object-count="0" meta:page-count="3" meta:paragraph-count="82" meta:word-count="186" meta:character-count="1513"/>
    <meta:user-defined meta:name="Info 1"/>
    <meta:user-defined meta:name="Info 2"/>
    <meta:user-defined meta:name="Info 3"/>
    <meta:user-defined meta:name="Info 4"/>
    <meta:user-defined meta:name="_AdHocReviewCycleID" meta:value-type="string">2007154050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